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F00000041084F9034A91BDF25.png" manifest:media-type="image/png"/>
  <manifest:file-entry manifest:full-path="Pictures/100002010000055E00000315D14854BB705BED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="Symmetric_20_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6" style:family="graphic" style:parent-style-name="objectwithoutfill">
      <style:graphic-properties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909cm" svg:x="1.3cm" svg:y="10.4cm">
          <draw:image xlink:href="Pictures/100002010000055E00000315D14854BB705BED09.png" xlink:type="simple" xlink:show="embed" xlink:actuate="onLoad">
            <text:p/>
          </draw:image>
        </draw:frame>
        <draw:line draw:style-name="gr2" draw:text-style-name="P1" draw:layer="layout" svg:x1="1cm" svg:y1="11cm" svg:x2="1cm" svg:y2="21.7cm">
          <text:p/>
        </draw:line>
        <draw:frame draw:style-name="gr1" draw:text-style-name="P1" draw:layer="layout" svg:width="15.75cm" svg:height="0.8cm" svg:x="1.08cm" svg:y="20.92cm">
          <draw:image xlink:href="Pictures/100002010000046F00000041084F9034A91BDF25.png" xlink:type="simple" xlink:show="embed" xlink:actuate="onLoad">
            <text:p/>
          </draw:image>
        </draw:frame>
        <draw:line draw:style-name="gr3" draw:text-style-name="P1" draw:layer="layout" svg:x1="1cm" svg:y1="21.7cm" svg:x2="20cm" svg:y2="21.7cm">
          <text:p/>
        </draw:line>
        <draw:frame draw:style-name="gr4" draw:text-style-name="P2" draw:layer="layout" svg:width="1.886cm" svg:height="0.962cm" svg:x="9.8cm" svg:y="21.7cm">
          <draw:text-box>
            <text:p>Time</text:p>
          </draw:text-box>
        </draw:frame>
        <draw:frame draw:style-name="gr5" draw:text-style-name="P2" draw:layer="layout" svg:width="3.144cm" svg:height="0.962cm" draw:transform="rotate (1.5707963267949) translate (0cm 17.4cm)">
          <draw:text-box>
            <text:p>Flux (log)</text:p>
          </draw:text-box>
        </draw:frame>
        <draw:line draw:style-name="gr6" draw:text-style-name="P1" draw:layer="layout" svg:x1="7.9cm" svg:y1="13.5cm" svg:x2="7.9cm" svg:y2="14.6cm">
          <text:p/>
        </draw:line>
        <draw:frame draw:style-name="gr7" draw:text-style-name="P2" draw:layer="layout" svg:width="2.013cm" svg:height="0.962cm" svg:x="7.8cm" svg:y="13.538cm">
          <draw:text-box>
            <text:p>Color</text:p>
          </draw:text-box>
        </draw:frame>
        <draw:line draw:style-name="gr2" draw:text-style-name="P1" draw:layer="layout" svg:x1="1cm" svg:y1="11.009cm" svg:x2="1cm" svg:y2="21.709cm">
          <text:p/>
        </draw:line>
        <draw:line draw:style-name="gr6" draw:text-style-name="P1" draw:layer="layout" svg:x1="4.6cm" svg:y1="16.7cm" svg:x2="12.3cm" svg:y2="16.7cm">
          <text:p/>
        </draw:line>
        <draw:frame draw:style-name="gr8" draw:text-style-name="P2" draw:layer="layout" svg:width="2.513cm" svg:height="0.962cm" svg:x="6.8cm" svg:y="16.638cm">
          <draw:text-box>
            <text:p>Stret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0.274cm" fo:margin-bottom="7.196cm" fo:margin-left="0.083cm" fo:margin-right="0.3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1:10:04.125158096</meta:creation-date>
    <dc:date>2019-08-07T11:23:16.167609546</dc:date>
    <meta:editing-duration>PT1M39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